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4in" svg:x="0.1768in" svg:y="0.0744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office:value-type="float" office:value="9498" calcext:value-type="float">
            <text:p>9498</text:p>
          </table:table-cell>
          <table:table-cell office:value-type="float" office:value="248" calcext:value-type="float">
            <text:p>248</text:p>
          </table:table-cell>
          <table:table-cell table:formula="of:=[.H36]/[.G36]" office:value-type="percentage" office:value="0.0261107601600337" calcext:value-type="percentage">
            <text:p>2.61%</text:p>
          </table:table-cell>
          <table:table-cell table:formula="of:=SUM([.G36:.G37])" office:value-type="float" office:value="17929" calcext:value-type="float">
            <text:p>17929</text:p>
          </table:table-cell>
          <table:table-cell table:formula="of:=SUM([.H36:.H37])" office:value-type="float" office:value="459" calcext:value-type="float">
            <text:p>459</text:p>
          </table:table-cell>
          <table:table-cell table:formula="of:=SUM([.K36] /[.J36])" office:value-type="percentage" office:value="0.025600981649841" calcext:value-type="percentage">
            <text:p>2.56%</text:p>
          </table:table-cell>
          <table:table-cell table:formula="of:=[.J36]/ 100" office:value-type="float" office:value="179.29" calcext:value-type="float">
            <text:p>179.29</text:p>
          </table:table-cell>
          <table:table-cell table:formula="of:=[.L36]*10000" office:value-type="float" office:value="256.00981649841" calcext:value-type="float">
            <text:p>256.0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office:value-type="float" office:value="8431" calcext:value-type="float">
            <text:p>8431</text:p>
          </table:table-cell>
          <table:table-cell office:value-type="float" office:value="211" calcext:value-type="float">
            <text:p>211</text:p>
          </table:table-cell>
          <table:table-cell table:formula="of:=[.H37]/[.G37]" office:value-type="percentage" office:value="0.0250266872257146" calcext:value-type="percentage">
            <text:p>2.5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 office:value-type="float" office:value="227" calcext:value-type="float">
            <text:p>227</text:p>
          </table:table-cell>
          <table:table-cell table:formula="of:=[.H38]/[.G38]" office:value-type="percentage" office:value="0.0264045597301384" calcext:value-type="percentage">
            <text:p>2.64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446" calcext:value-type="float">
            <text:p>446</text:p>
          </table:table-cell>
          <table:table-cell table:formula="of:=SUM([.K38] /[.J38])" office:value-type="percentage" office:value="0.0266762366170225" calcext:value-type="percentage">
            <text:p>2.67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266.762366170225" calcext:value-type="float">
            <text:p>266.7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61253" calcext:value-type="float">
            <text:p>461253</text:p>
          </table:table-cell>
          <table:table-cell table:style-name="ce1" table:formula="of:=SUM([.H3:.H65])" office:value-type="float" office:value="6007" calcext:value-type="float">
            <text:p>6007</text:p>
          </table:table-cell>
          <table:table-cell table:formula="of:=[.H67]/[.G67]" office:value-type="percentage" office:value="0.0130232215291825" calcext:value-type="percentage">
            <text:p>1.3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0:10:03.887090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2-06-14T10:10:46.367990498</dc:date>
    <meta:editing-duration>P2DT17H56M24S</meta:editing-duration>
    <meta:editing-cycles>178</meta:editing-cycles>
    <meta:generator>LibreOffice/6.4.7.2$Linux_X86_64 LibreOffice_project/40$Build-2</meta:generator>
    <meta:document-statistic meta:table-count="2" meta:cell-count="133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459">
                <text:p>459</text:p>
              </table:table-cell>
              <table:table-cell office:value-type="float" office:value="1983.5">
                <text:p>1983.5</text:p>
              </table:table-cell>
              <table:table-cell office:value-type="float" office:value="179.29">
                <text:p>179.29</text:p>
              </table:table-cell>
              <table:table-cell office:value-type="float" office:value="256.00981649841">
                <text:p>256.00981649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446">
                <text:p>446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266.762366170225">
                <text:p>266.76236617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